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611e" officeooo:paragraph-rsid="001e611e"/>
    </style:style>
    <style:style style:name="P2" style:family="paragraph" style:parent-style-name="Standard">
      <style:text-properties officeooo:rsid="001f6f64" officeooo:paragraph-rsid="001f6f64"/>
    </style:style>
    <style:style style:name="P3" style:family="paragraph" style:parent-style-name="Standard">
      <style:text-properties officeooo:rsid="001fbd85" officeooo:paragraph-rsid="001fbd85"/>
    </style:style>
    <style:style style:name="T1" style:family="text">
      <style:text-properties officeooo:rsid="001f6f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w<text:span text:style-name="T1">n</text:span>er cuida das prioridades do produto, conhece sobre o tema <text:s/>(oque vai ser desenvolvido primeiro)</text:p>
      <text:p text:style-name="P1"><text:tab/><text:tab/>saber se ha algum impedimento </text:p>
      <text:p text:style-name="P1"/>
      <text:p text:style-name="P1"/>
      <text:p text:style-name="P1">Backlog lista de pendencias </text:p>
      <text:p text:style-name="P1"><text:tab/><text:tab/>la diagrama de caso de uso </text:p>
      <text:p text:style-name="P1"/>
      <text:p text:style-name="P1"><text:span text:style-name="T1">S</text:span>print (determinado tempo <text:span text:style-name="T1">de </text:span>desenvolvimento do produto)</text:p>
      <text:p text:style-name="P1"><text:tab/><text:tab/><text:span text:style-name="T1">produto sera desemvolvido </text:span></text:p>
      <text:p text:style-name="P1"><text:tab/><text:tab/><text:span text:style-name="T1">(2 a 4 semanas)</text:span></text:p>
      <text:p text:style-name="P1"><text:tab/><text:tab/><text:span text:style-name="T1">Apresentação produto para cliente </text:span></text:p>
      <text:p text:style-name="P1"><text:tab/><text:tab/><text:span text:style-name="T1">Retrospectiva da sprint </text:span></text:p>
      <text:p text:style-name="P1"/>
      <text:p text:style-name="P2">Backlog Sprint </text:p>
      <text:p text:style-name="P2"/>
      <text:p text:style-name="P2">Lista de pendencias </text:p>
      <text:p text:style-name="P2">atividades sprint </text:p>
      <text:p text:style-name="P2"/>
      <text:p text:style-name="P2">Cargos:</text:p>
      <text:p text:style-name="P2">Owner visão do produto <text:s text:c="3"/>(Define se o projeto vai ser aprovado no final da sprint) <text:s/></text:p>
      <text:p text:style-name="P2"/>
      <text:p text:style-name="P2">Define os requisitos do produto </text:p>
      <text:p text:style-name="P2">Prioriza os dequisitos de acordo com seu valor </text:p>
      <text:p text:style-name="P2"/>
      <text:p text:style-name="P2">Scrum Master </text:p>
      <text:p text:style-name="P2">convoca os mebros </text:p>
      <text:p text:style-name="P3">protege o time de interferencia externa </text:p>
      <text:p text:style-name="P3">reunioes diarias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14:04:57.010594393</meta:creation-date>
    <dc:date>2020-03-10T14:48:16.181366956</dc:date>
    <meta:editing-duration>PT1M38S</meta:editing-duration>
    <meta:editing-cycles>1</meta:editing-cycles>
    <meta:document-statistic meta:table-count="0" meta:image-count="0" meta:object-count="0" meta:page-count="1" meta:paragraph-count="20" meta:word-count="100" meta:character-count="662" meta:non-whitespace-character-count="549"/>
    <meta:generator>LibreOffice/6.0.7.3$Linux_X86_64 LibreOffice_project/00m0$Build-3</meta:generator>
  </office:meta>
</office:document-meta>
</file>